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1cm"/>
    </style:style>
    <style:style style:name="co2" style:family="table-column">
      <style:table-column-properties fo:break-before="auto" style:column-width="4.62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444444" style:font-name="Menlo" fo:font-size="12.5pt" fo:language="en" fo:country="US" style:font-name-asian="Menlo" style:font-size-asian="12.5pt" style:language-asian="en" style:country-asian="US" style:font-name-complex="Menlo" style:font-size-complex="7.09999990463257pt" style:language-complex="en" style:country-complex="US"/>
    </style:style>
    <style:style style:name="ce2" style:family="table-cell" style:parent-style-name="Default">
      <style:text-properties fo:color="#444444" style:font-name="Menlo" fo:font-size="12.5pt" style:font-name-asian="Menlo" style:font-size-asian="12.5pt" style:font-name-complex="Menlo" style:font-size-complex="7.09999990463257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ButtonText</text:p>
          </table:table-cell>
          <table:table-cell table:style-name="ce2" office:value-type="string">
            <text:p>RouteNumber<text:line-break/></text:p>
          </table:table-cell>
        </table:table-row>
        <table:table-row table:style-name="ro2">
          <table:table-cell office:value-type="string">
            <text:p>大根おろしが食べたいA-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あんこう鍋が食べたいB-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ポケモンA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デジモンB-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うーーーろんてぃA-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じゃーすみんてぃB-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がんばれA-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おつかれさまB-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est終了！ A-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おつかれですB-4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2015/12/13</text:date>, <text:time>18:56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to takumi</meta:initial-creator>
    <meta:creation-date>2015-12-13T18:45:42</meta:creation-date>
    <dc:date>2015-12-13T18:56:20</dc:date>
    <dc:creator>sato takumi</dc:creator>
    <meta:editing-duration>PT10M40S</meta:editing-duration>
    <meta:editing-cycles>1</meta:editing-cycles>
    <meta:document-statistic meta:table-count="3" meta:cell-count="22" meta:object-count="0"/>
    <meta:generator>OpenOffice/4.1.0$Unix OpenOffice.org_project/410m18$Build-9764</meta:generator>
  </office:meta>
</office:document-meta>
</file>